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1.963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Date Hour</text:p>
          </table:table-cell>
          <table:table-cell office:value-type="string">
            <text:p>Percent</text:p>
          </table:table-cell>
          <table:table-cell office:value-type="string">
            <text:p>Status</text:p>
            <draw:frame table:end-cell-address="Arkusz1.L34" table:end-x="1.401cm" table:end-y="0.317cm" draw:z-index="0" draw:style-name="gr1" svg:width="19.692cm" svg:height="14.847cm" svg:x="1.092cm" svg:y="0.104cm">
              <draw:object draw:notify-on-update-of-ranges="Arkusz1.A2:Arkusz1.A25 Arkusz1.D32:Arkusz1.D32 Arkusz1.B2:Arkusz1.B25 Arkusz1.E32:Arkusz1.E32 Arkusz1.B26:Arkusz1.B49 Arkusz1.F32:Arkusz1.F32 Arkusz1.B50:Arkusz1.B73 Arkusz1.G32:Arkusz1.G32 Arkusz1.B74:Arkusz1.B9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1.479">
            <text:p>71,479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4.396">
            <text:p>74,396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003">
            <text:p>77,003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8.491">
            <text:p>78,49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5.884">
            <text:p>75,884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1.976">
            <text:p>71,976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.073">
            <text:p>67,073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.636">
            <text:p>63,636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4.045">
            <text:p>54,045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.865">
            <text:p>45,865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.298">
            <text:p>36,298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.17">
            <text:p>22,17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.973">
            <text:p>11,973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.902">
            <text:p>9,902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.94">
            <text:p>8,94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.369">
            <text:p>10,369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.995">
            <text:p>13,995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.906">
            <text:p>13,906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.868">
            <text:p>19,868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8.571">
            <text:p>28,57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.73">
            <text:p>45,73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7.722">
            <text:p>57,722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2.385">
            <text:p>62,385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8.284">
            <text:p>68,284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.078">
            <text:p>22,078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.98">
            <text:p>19,98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.903">
            <text:p>17,903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.561">
            <text:p>16,56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.749">
            <text:p>16,749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.716">
            <text:p>18,716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.526">
            <text:p>23,526</text:p>
          </table:table-cell>
          <table:table-cell office:value-type="string">
            <text:p>-</text:p>
          </table:table-cell>
          <table:table-cell office:value-type="string">
            <text:p>Działa</text:p>
          </table:table-cell>
          <table:table-cell office:value-type="string">
            <text:p>Nie działa</text:p>
          </table:table-cell>
          <table:table-cell office:value-type="string">
            <text:p>Nie odpowiada</text:p>
          </table:table-cell>
          <table:table-cell office:value-type="string">
            <text:p>Błąd DN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.013">
            <text:p>25,013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.148">
            <text:p>31,148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8.248">
            <text:p>38,248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.078">
            <text:p>45,078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2.933">
            <text:p>62,933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7.703">
            <text:p>77,703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.498">
            <text:p>81,498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7.682">
            <text:p>87,682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4.733">
            <text:p>84,733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5.647">
            <text:p>75,647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6.391">
            <text:p>76,39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7.429">
            <text:p>67,429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5.215">
            <text:p>55,215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1.676">
            <text:p>41,676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0.629">
            <text:p>30,629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.567">
            <text:p>24,567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.21">
            <text:p>20,2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.144">
            <text:p>6,144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.624">
            <text:p>5,624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.094">
            <text:p>5,094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949">
            <text:p>4,949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269">
            <text:p>7,269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308">
            <text:p>9,308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.689">
            <text:p>8,689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.145">
            <text:p>11,145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.49">
            <text:p>14,49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.669">
            <text:p>15,669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.506">
            <text:p>17,506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.545">
            <text:p>14,545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.079">
            <text:p>10,079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.752">
            <text:p>7,752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245">
            <text:p>3,245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898">
            <text:p>4,898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.049">
            <text:p>10,049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.282">
            <text:p>8,282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.703">
            <text:p>12,703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.42">
            <text:p>15,42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.432">
            <text:p>12,432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.648">
            <text:p>11,648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.048">
            <text:p>13,048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.406">
            <text:p>11,406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98">
            <text:p>0,098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11">
            <text:p>0,711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05">
            <text:p>0,205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17">
            <text:p>0,317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18">
            <text:p>0,218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119">
            <text:p>1,119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352">
            <text:p>0,352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44">
            <text:p>0,244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847">
            <text:p>0,847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32">
            <text:p>0,132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308">
            <text:p>0,308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.459">
            <text:p>1,459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794">
            <text:p>0,794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62">
            <text:p>0,162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">
            <text:p>0,1</text:p>
          </table:table-cell>
          <table:table-cell office:value-type="string">
            <text:p>!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1">31.12.2011</text:date>, <text:time>18:00:4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31T18:00:43</dc:date>
    <dc:creator>Justyna Gryglicka</dc:creator>
    <meta:generator>OpenOffice.org/3.3$FreeBSD/i386 OpenOffice.org_project/330m20$Build-9567</meta:generator>
    <meta:document-statistic meta:table-count="1" meta:cell-count="2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pl" number:country="PL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percentage="tru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auto-position="true"/>
      <style:text-properties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/>
      <style:graphic-properties draw:stroke="none" draw:fill-color="#008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693cm" svg:height="14.881cm" xlink:href=".." xlink:type="simple" chart:class="chart:bar" chart:style-name="ch1">
        <chart:title svg:x="6.989cm" svg:y="0.433cm" chart:style-name="ch2">
          <text:p>Internet w PSP "Hornsund"</text:p>
        </chart:title>
        <chart:subtitle svg:x="5.992cm" svg:y="1.526cm" chart:style-name="ch3">
          <text:p>Procentowo kiedy działał, kiedy nie działał itd.</text:p>
        </chart:subtitle>
        <chart:legend chart:legend-position="end" svg:x="16.5cm" svg:y="6.434cm" chart:style-name="ch4"/>
        <chart:plot-area chart:style-name="ch5" table:cell-range-address="Arkusz1.A2:Arkusz1.B25 Arkusz1.D32:Arkusz1.G32 Arkusz1.B26:Arkusz1.B97" chart:data-source-has-labels="both" svg:x="1.397cm" svg:y="2.496cm" svg:width="12.801cm" svg:height="11.114cm" dr3d:transform="matrix (0.992667473816383 -0.0230845944529681 -0.118652382723412 0.059391561224723 0.948084096507514 0.312424692373732 0.105280239752249 -0.31718078038947 0.942503275150403 0cm 0cm 0cm)" dr3d:vrp="(17993.0031805171 10480.2255964449 25094.6954579973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581cm" svg:y="2.527cm" svg:width="11.617cm" svg:height="10.38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7.157cm" svg:y="13.908cm" chart:style-name="ch7">
              <text:p>Godzina</text:p>
            </chart:title>
            <chart:categories table:cell-range-address="Arkusz1.A2:Arkusz1.A25"/>
          </chart:axis>
          <chart:axis chart:dimension="y" chart:name="primary-y" chart:style-name="ch8">
            <chart:title svg:x="0.451cm" svg:y="8.655cm" chart:style-name="ch9">
              <text:p>Procent</text:p>
            </chart:title>
            <chart:grid chart:style-name="ch10" chart:class="major"/>
          </chart:axis>
          <chart:axis chart:dimension="z" chart:name="primary-z" chart:style-name="ch6">
            <chart:title svg:x="14.592cm" svg:y="13.057cm" chart:style-name="ch11">
              <text:p>Zdarzenia</text:p>
            </chart:title>
          </chart:axis>
          <chart:series chart:style-name="ch12" chart:values-cell-range-address="Arkusz1.B2:Arkusz1.B25" chart:label-cell-address="Arkusz1.D32:Arkusz1.D32" chart:class="chart:bar">
            <chart:data-point chart:repeated="24"/>
          </chart:series>
          <chart:series chart:style-name="ch13" chart:values-cell-range-address="Arkusz1.B26:Arkusz1.B49" chart:label-cell-address="Arkusz1.E32:Arkusz1.E32" chart:class="chart:bar">
            <chart:data-point chart:repeated="24"/>
          </chart:series>
          <chart:series chart:style-name="ch14" chart:values-cell-range-address="Arkusz1.B50:Arkusz1.B73" chart:label-cell-address="Arkusz1.F32:Arkusz1.F32" chart:class="chart:bar">
            <chart:data-point chart:repeated="24"/>
          </chart:series>
          <chart:series chart:style-name="ch15" chart:values-cell-range-address="Arkusz1.B74:Arkusz1.B97" chart:label-cell-address="Arkusz1.G32:Arkusz1.G32" chart:class="chart:bar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ziała</text:p>
                <draw:g>
                  <svg:desc>Arkusz1.D32:Arkusz1.D32</svg:desc>
                </draw:g>
              </table:table-cell>
              <table:table-cell office:value-type="string">
                <text:p>Nie działa</text:p>
                <draw:g>
                  <svg:desc>Arkusz1.E32:Arkusz1.E32</svg:desc>
                </draw:g>
              </table:table-cell>
              <table:table-cell office:value-type="string">
                <text:p>Nie odpowiada</text:p>
                <draw:g>
                  <svg:desc>Arkusz1.F32:Arkusz1.F32</svg:desc>
                </draw:g>
              </table:table-cell>
              <table:table-cell office:value-type="string">
                <text:p>Błąd DNS</text:p>
                <draw:g>
                  <svg:desc>Arkusz1.G32:Arkusz1.G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Arkusz1.A2:Arkusz1.A25</svg:desc>
                </draw:g>
              </table:table-cell>
              <table:table-cell office:value-type="float" office:value="71.479">
                <text:p>71.479</text:p>
                <draw:g>
                  <svg:desc>Arkusz1.B2:Arkusz1.B25</svg:desc>
                </draw:g>
              </table:table-cell>
              <table:table-cell office:value-type="float" office:value="22.078">
                <text:p>22.078</text:p>
                <draw:g>
                  <svg:desc>Arkusz1.B26:Arkusz1.B49</svg:desc>
                </draw:g>
              </table:table-cell>
              <table:table-cell office:value-type="float" office:value="6.144">
                <text:p>6.144</text:p>
                <draw:g>
                  <svg:desc>Arkusz1.B50:Arkusz1.B73</svg:desc>
                </draw:g>
              </table:table-cell>
              <table:table-cell office:value-type="float" office:value="0.3">
                <text:p>0.3</text:p>
                <draw:g>
                  <svg:desc>Arkusz1.B74:Arkusz1.B97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4.396">
                <text:p>74.396</text:p>
              </table:table-cell>
              <table:table-cell office:value-type="float" office:value="19.98">
                <text:p>19.98</text:p>
              </table:table-cell>
              <table:table-cell office:value-type="float" office:value="5.624">
                <text:p>5.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003">
                <text:p>77.003</text:p>
              </table:table-cell>
              <table:table-cell office:value-type="float" office:value="17.903">
                <text:p>17.903</text:p>
              </table:table-cell>
              <table:table-cell office:value-type="float" office:value="5.094">
                <text:p>5.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.491">
                <text:p>78.491</text:p>
              </table:table-cell>
              <table:table-cell office:value-type="float" office:value="16.561">
                <text:p>16.561</text:p>
              </table:table-cell>
              <table:table-cell office:value-type="float" office:value="4.949">
                <text:p>4.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.884">
                <text:p>75.884</text:p>
              </table:table-cell>
              <table:table-cell office:value-type="float" office:value="16.749">
                <text:p>16.749</text:p>
              </table:table-cell>
              <table:table-cell office:value-type="float" office:value="7.269">
                <text:p>7.269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.976">
                <text:p>71.976</text:p>
              </table:table-cell>
              <table:table-cell office:value-type="float" office:value="18.716">
                <text:p>18.716</text:p>
              </table:table-cell>
              <table:table-cell office:value-type="float" office:value="9.308">
                <text:p>9.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.073">
                <text:p>67.073</text:p>
              </table:table-cell>
              <table:table-cell office:value-type="float" office:value="23.526">
                <text:p>23.526</text:p>
              </table:table-cell>
              <table:table-cell office:value-type="float" office:value="8.689">
                <text:p>8.689</text:p>
              </table:table-cell>
              <table:table-cell office:value-type="float" office:value="0.711">
                <text:p>0.7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636">
                <text:p>63.636</text:p>
              </table:table-cell>
              <table:table-cell office:value-type="float" office:value="25.013">
                <text:p>25.013</text:p>
              </table:table-cell>
              <table:table-cell office:value-type="float" office:value="11.145">
                <text:p>11.145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045">
                <text:p>54.045</text:p>
              </table:table-cell>
              <table:table-cell office:value-type="float" office:value="31.148">
                <text:p>31.148</text:p>
              </table:table-cell>
              <table:table-cell office:value-type="float" office:value="14.49">
                <text:p>14.49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.865">
                <text:p>45.865</text:p>
              </table:table-cell>
              <table:table-cell office:value-type="float" office:value="38.248">
                <text:p>38.248</text:p>
              </table:table-cell>
              <table:table-cell office:value-type="float" office:value="15.669">
                <text:p>15.669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.298">
                <text:p>36.298</text:p>
              </table:table-cell>
              <table:table-cell office:value-type="float" office:value="45.078">
                <text:p>45.078</text:p>
              </table:table-cell>
              <table:table-cell office:value-type="float" office:value="17.506">
                <text:p>17.506</text:p>
              </table:table-cell>
              <table:table-cell office:value-type="float" office:value="1.119">
                <text:p>1.1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17">
                <text:p>22.17</text:p>
              </table:table-cell>
              <table:table-cell office:value-type="float" office:value="62.933">
                <text:p>62.933</text:p>
              </table:table-cell>
              <table:table-cell office:value-type="float" office:value="14.545">
                <text:p>14.545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973">
                <text:p>11.973</text:p>
              </table:table-cell>
              <table:table-cell office:value-type="float" office:value="77.703">
                <text:p>77.703</text:p>
              </table:table-cell>
              <table:table-cell office:value-type="float" office:value="10.079">
                <text:p>10.079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902">
                <text:p>9.902</text:p>
              </table:table-cell>
              <table:table-cell office:value-type="float" office:value="81.498">
                <text:p>81.498</text:p>
              </table:table-cell>
              <table:table-cell office:value-type="float" office:value="7.752">
                <text:p>7.752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94">
                <text:p>8.94</text:p>
              </table:table-cell>
              <table:table-cell office:value-type="float" office:value="87.682">
                <text:p>87.682</text:p>
              </table:table-cell>
              <table:table-cell office:value-type="float" office:value="3.245">
                <text:p>3.245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369">
                <text:p>10.369</text:p>
              </table:table-cell>
              <table:table-cell office:value-type="float" office:value="84.733">
                <text:p>84.733</text:p>
              </table:table-cell>
              <table:table-cell office:value-type="float" office:value="4.898">
                <text:p>4.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995">
                <text:p>13.995</text:p>
              </table:table-cell>
              <table:table-cell office:value-type="float" office:value="75.647">
                <text:p>75.647</text:p>
              </table:table-cell>
              <table:table-cell office:value-type="float" office:value="10.049">
                <text:p>10.049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906">
                <text:p>13.906</text:p>
              </table:table-cell>
              <table:table-cell office:value-type="float" office:value="76.391">
                <text:p>76.391</text:p>
              </table:table-cell>
              <table:table-cell office:value-type="float" office:value="8.282">
                <text:p>8.282</text:p>
              </table:table-cell>
              <table:table-cell office:value-type="float" office:value="1.459">
                <text:p>1.4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868">
                <text:p>19.868</text:p>
              </table:table-cell>
              <table:table-cell office:value-type="float" office:value="67.429">
                <text:p>67.429</text:p>
              </table:table-cell>
              <table:table-cell office:value-type="float" office:value="12.703">
                <text:p>12.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.571">
                <text:p>28.571</text:p>
              </table:table-cell>
              <table:table-cell office:value-type="float" office:value="55.215">
                <text:p>55.215</text:p>
              </table:table-cell>
              <table:table-cell office:value-type="float" office:value="15.42">
                <text:p>15.42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.73">
                <text:p>45.73</text:p>
              </table:table-cell>
              <table:table-cell office:value-type="float" office:value="41.676">
                <text:p>41.676</text:p>
              </table:table-cell>
              <table:table-cell office:value-type="float" office:value="12.432">
                <text:p>12.432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.722">
                <text:p>57.722</text:p>
              </table:table-cell>
              <table:table-cell office:value-type="float" office:value="30.629">
                <text:p>30.629</text:p>
              </table:table-cell>
              <table:table-cell office:value-type="float" office:value="11.648">
                <text:p>11.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.385">
                <text:p>62.385</text:p>
              </table:table-cell>
              <table:table-cell office:value-type="float" office:value="24.567">
                <text:p>24.567</text:p>
              </table:table-cell>
              <table:table-cell office:value-type="float" office:value="13.048">
                <text:p>13.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.284">
                <text:p>68.284</text:p>
              </table:table-cell>
              <table:table-cell office:value-type="float" office:value="20.21">
                <text:p>20.21</text:p>
              </table:table-cell>
              <table:table-cell office:value-type="float" office:value="11.406">
                <text:p>11.406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FreeBSD/i386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